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棄嬰或無依兒童及生母原屬國籍分</text:p>
          </table:table-cell>
          <table:covered-table-cell table:number-columns-repeated="8" table:style-name="ce1"/>
          <table:table-cell table:style-name="ce103"/>
          <table:table-cell table:style-name="ce105" table:number-columns-repeated="1014"/>
        </table:table-row>
        <table:table-row table:style-name="ro2">
          <table:table-cell table:style-name="ce2" table:number-columns-repeated="8"/>
          <table:table-cell table:style-name="ce88" office:value-type="string" calcext:value-type="string">
            <text:p><text:s text:c="3"/>單位︰人</text:p>
          </table:table-cell>
          <table:table-cell table:style-name="ce103"/>
          <table:table-cell table:style-name="ce10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棄嬰或無依兒童</text:p>
          </table:table-cell>
          <table:covered-table-cell table:number-columns-repeated="2" table:style-name="ce61"/>
          <table:covered-table-cell table:style-name="ce70"/>
          <table:table-cell table:style-name="ce75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1"/>
          <table:covered-table-cell table:style-name="ce61"/>
          <table:table-cell table:style-name="ce10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棄嬰</text:p>
            <text:p>或</text:p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89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number-columns-repeated="2" table:style-name="ce45"/>
          <table:covered-table-cell table:style-name="ce82"/>
          <table:covered-table-cell table:style-name="ce90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number-columns-repeated="2" table:style-name="ce46"/>
          <table:covered-table-cell table:style-name="ce83"/>
          <table:covered-table-cell table:style-name="ce91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6" office:value-type="float" office:value="257546" calcext:value-type="float" table:number-columns-spanned="1" table:number-rows-spanned="3">
            <text:p><text:s text:c="3"/>257,546</text:p>
          </table:table-cell>
          <table:table-cell table:style-name="ce84" office:value-type="float" office:value="13904" calcext:value-type="float" table:number-columns-spanned="2" table:number-rows-spanned="3">
            <text:p>13,904 </text:p>
          </table:table-cell>
          <table:covered-table-cell table:style-name="ce92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6" office:value-type="float" office:value="266505" calcext:value-type="float" table:number-columns-spanned="1" table:number-rows-spanned="3">
            <text:p><text:s text:c="3"/>266,505</text:p>
          </table:table-cell>
          <table:table-cell table:style-name="ce87" office:value-type="float" office:value="17156" calcext:value-type="float" table:number-columns-spanned="2" table:number-rows-spanned="3">
            <text:p>17,15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6" office:value-type="float" office:value="282073" calcext:value-type="float" table:number-columns-spanned="1" table:number-rows-spanned="3">
            <text:p><text:s text:c="3"/>282,073</text:p>
          </table:table-cell>
          <table:table-cell table:style-name="ce84" office:value-type="float" office:value="23239" calcext:value-type="float" table:number-columns-spanned="2" table:number-rows-spanned="3">
            <text:p>23,239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6" office:value-type="float" office:value="232608" calcext:value-type="float" table:number-columns-spanned="1" table:number-rows-spanned="3">
            <text:p><text:s text:c="3"/>232,608</text:p>
          </table:table-cell>
          <table:table-cell table:style-name="ce87" office:value-type="float" office:value="27746" calcext:value-type="float" table:number-columns-spanned="2" table:number-rows-spanned="3">
            <text:p>27,74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6" office:value-type="float" office:value="216697" calcext:value-type="float" table:number-columns-spanned="1" table:number-rows-spanned="3">
            <text:p><text:s text:c="3"/>216,697</text:p>
          </table:table-cell>
          <table:table-cell table:style-name="ce87" office:value-type="float" office:value="30833" calcext:value-type="float" table:number-columns-spanned="2" table:number-rows-spanned="3">
            <text:p>30,833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6" office:value-type="float" office:value="196722" calcext:value-type="float" table:number-columns-spanned="1" table:number-rows-spanned="3">
            <text:p><text:s text:c="3"/>196,722</text:p>
          </table:table-cell>
          <table:table-cell table:style-name="ce87" office:value-type="float" office:value="30348" calcext:value-type="float" table:number-columns-spanned="2" table:number-rows-spanned="3">
            <text:p>30,348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5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5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6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7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5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6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7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5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6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7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5448" calcext:value-type="float">
            <text:p><text:s text:c="3"/>15,448</text:p>
          </table:table-cell>
          <table:table-cell table:style-name="ce65" table:formula="of:=[.D38]+[.D39]" office:value-type="float" office:value="14723" calcext:value-type="float">
            <text:p><text:s text:c="3"/>14,723</text:p>
          </table:table-cell>
          <table:table-cell table:style-name="ce65" table:formula="of:=[.E38]+[.E39]" office:value-type="float" office:value="723" calcext:value-type="float">
            <text:p><text:s text:c="3"/>723</text:p>
          </table:table-cell>
          <table:table-cell table:style-name="ce65" table:formula="of:=[.F38]+[.F39]" office:value-type="float" office:value="2" calcext:value-type="float">
            <text:p><text:s text:c="3"/>2</text:p>
          </table:table-cell>
          <table:table-cell table:style-name="ce77" table:formula="of:=[.C37]-[.H37]-[.I37]" office:value-type="float" office:value="13816" calcext:value-type="float">
            <text:p><text:s text:c="3"/>13,816</text:p>
          </table:table-cell>
          <table:table-cell table:style-name="ce65" table:formula="of:=[.H38]+[.H39]" office:value-type="float" office:value="765" calcext:value-type="float">
            <text:p><text:s text:c="3"/>765</text:p>
          </table:table-cell>
          <table:table-cell table:style-name="ce65" table:formula="of:=[.I38]+[.I39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8028" calcext:value-type="float">
            <text:p><text:s text:c="3"/>8,028</text:p>
          </table:table-cell>
          <table:table-cell table:style-name="ce66" office:value-type="float" office:value="7670" calcext:value-type="float">
            <text:p><text:s text:c="3"/>7,670</text:p>
          </table:table-cell>
          <table:table-cell table:style-name="ce53" office:value-type="float" office:value="358" calcext:value-type="float">
            <text:p><text:s text:c="3"/>358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169" calcext:value-type="float">
            <text:p><text:s text:c="3"/>7,169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7420" calcext:value-type="float">
            <text:p><text:s text:c="3"/>7,420</text:p>
          </table:table-cell>
          <table:table-cell table:style-name="ce66" office:value-type="float" office:value="7053" calcext:value-type="float">
            <text:p><text:s text:c="3"/>7,053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647" calcext:value-type="float">
            <text:p><text:s text:c="3"/>6,647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6463" calcext:value-type="float">
            <text:p><text:s text:c="3"/>16,463</text:p>
          </table:table-cell>
          <table:table-cell table:style-name="ce65" table:formula="of:=[.D41]+[.D42]" office:value-type="float" office:value="15698" calcext:value-type="float">
            <text:p><text:s text:c="3"/>15,698</text:p>
          </table:table-cell>
          <table:table-cell table:style-name="ce65" table:formula="of:=[.E41]+[.E42]" office:value-type="float" office:value="761" calcext:value-type="float">
            <text:p><text:s text:c="3"/>761</text:p>
          </table:table-cell>
          <table:table-cell table:style-name="ce65" table:formula="of:=[.F41]+[.F42]" office:value-type="float" office:value="4" calcext:value-type="float">
            <text:p><text:s text:c="3"/>4</text:p>
          </table:table-cell>
          <table:table-cell table:style-name="ce77" table:formula="of:=[.C40]-[.H40]-[.I40]" office:value-type="float" office:value="14813" calcext:value-type="float">
            <text:p><text:s text:c="3"/>14,813</text:p>
          </table:table-cell>
          <table:table-cell table:style-name="ce65" table:formula="of:=[.H41]+[.H42]" office:value-type="float" office:value="775" calcext:value-type="float">
            <text:p><text:s text:c="3"/>775</text:p>
          </table:table-cell>
          <table:table-cell table:style-name="ce65" table:formula="of:=[.I41]+[.I42]" office:value-type="float" office:value="875" calcext:value-type="float">
            <text:p><text:s text:c="3"/>87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8647" calcext:value-type="float">
            <text:p><text:s text:c="3"/>8,647</text:p>
          </table:table-cell>
          <table:table-cell table:style-name="ce66" office:value-type="float" office:value="8237" calcext:value-type="float">
            <text:p><text:s text:c="3"/>8,237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780" calcext:value-type="float">
            <text:p><text:s text:c="3"/>7,780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7816" calcext:value-type="float">
            <text:p><text:s text:c="3"/>7,816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7033" calcext:value-type="float">
            <text:p><text:s text:c="3"/>7,033</text:p>
          </table:table-cell>
          <table:table-cell table:style-name="ce66" office:value-type="float" office:value="345" calcext:value-type="float">
            <text:p><text:s text:c="3"/>345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4687" calcext:value-type="float">
            <text:p><text:s text:c="3"/>14,687</text:p>
          </table:table-cell>
          <table:table-cell table:style-name="ce65" table:formula="of:=[.D44]+[.D45]" office:value-type="float" office:value="14048" calcext:value-type="float">
            <text:p><text:s text:c="3"/>14,048</text:p>
          </table:table-cell>
          <table:table-cell table:style-name="ce65" table:formula="of:=[.E44]+[.E45]" office:value-type="float" office:value="632" calcext:value-type="float">
            <text:p><text:s text:c="3"/>632</text:p>
          </table:table-cell>
          <table:table-cell table:style-name="ce65" table:formula="of:=[.F44]+[.F45]" office:value-type="float" office:value="7" calcext:value-type="float">
            <text:p><text:s text:c="3"/>7</text:p>
          </table:table-cell>
          <table:table-cell table:style-name="ce77" table:formula="of:=[.C43]-[.H43]-[.I43]" office:value-type="float" office:value="13130" calcext:value-type="float">
            <text:p><text:s text:c="3"/>13,130</text:p>
          </table:table-cell>
          <table:table-cell table:style-name="ce65" table:formula="of:=[.H44]+[.H45]" office:value-type="float" office:value="736" calcext:value-type="float">
            <text:p><text:s text:c="3"/>736</text:p>
          </table:table-cell>
          <table:table-cell table:style-name="ce65" table:formula="of:=[.I44]+[.I45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8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6737" calcext:value-type="float">
            <text:p><text:s text:c="3"/>16,737</text:p>
          </table:table-cell>
          <table:table-cell table:style-name="ce65" table:formula="of:=[.D47]+[.D48]" office:value-type="float" office:value="15949" calcext:value-type="float">
            <text:p><text:s text:c="3"/>15,949</text:p>
          </table:table-cell>
          <table:table-cell table:style-name="ce65" table:formula="of:=[.E47]+[.E48]" office:value-type="float" office:value="785" calcext:value-type="float">
            <text:p><text:s text:c="3"/>785</text:p>
          </table:table-cell>
          <table:table-cell table:style-name="ce65" table:formula="of:=[.F47]+[.F48]" office:value-type="float" office:value="3" calcext:value-type="float">
            <text:p><text:s text:c="3"/>3</text:p>
          </table:table-cell>
          <table:table-cell table:style-name="ce77" table:formula="of:=[.C46]-[.H46]-[.I46]" office:value-type="float" office:value="14898" calcext:value-type="float">
            <text:p><text:s text:c="3"/>14,898</text:p>
          </table:table-cell>
          <table:table-cell table:style-name="ce65" table:formula="of:=[.H47]+[.H48]" office:value-type="float" office:value="897" calcext:value-type="float">
            <text:p><text:s text:c="3"/>897</text:p>
          </table:table-cell>
          <table:table-cell table:style-name="ce65" table:formula="of:=[.I47]+[.I48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8109" calcext:value-type="float">
            <text:p><text:s text:c="3"/>18,109</text:p>
          </table:table-cell>
          <table:table-cell table:style-name="ce65" table:formula="of:=[.D50]+[.D51]" office:value-type="float" office:value="17298" calcext:value-type="float">
            <text:p><text:s text:c="3"/>17,298</text:p>
          </table:table-cell>
          <table:table-cell table:style-name="ce65" table:formula="of:=[.E50]+[.E51]" office:value-type="float" office:value="799" calcext:value-type="float">
            <text:p><text:s text:c="3"/>799</text:p>
          </table:table-cell>
          <table:table-cell table:style-name="ce52" table:formula="of:=[.F50]+[.F51]" office:value-type="float" office:value="12" calcext:value-type="float">
            <text:p><text:s text:c="3"/>12</text:p>
          </table:table-cell>
          <table:table-cell table:style-name="ce77" table:formula="of:=[.C49]-[.H49]-[.I49]" office:value-type="float" office:value="16309" calcext:value-type="float">
            <text:p><text:s text:c="3"/>16,309</text:p>
          </table:table-cell>
          <table:table-cell table:style-name="ce65" table:formula="of:=[.H50]+[.H51]" office:value-type="float" office:value="854" calcext:value-type="float">
            <text:p><text:s text:c="3"/>854</text:p>
          </table:table-cell>
          <table:table-cell table:style-name="ce65" table:formula="of:=[.I50]+[.I51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78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8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4863" calcext:value-type="float">
            <text:p><text:s text:c="3"/>14,863</text:p>
          </table:table-cell>
          <table:table-cell table:style-name="ce65" table:formula="of:=[.D53]+[.D54]" office:value-type="float" office:value="14188" calcext:value-type="float">
            <text:p><text:s text:c="3"/>14,188</text:p>
          </table:table-cell>
          <table:table-cell table:style-name="ce65" table:formula="of:=[.E53]+[.E54]" office:value-type="float" office:value="671" calcext:value-type="float">
            <text:p><text:s text:c="3"/>671</text:p>
          </table:table-cell>
          <table:table-cell table:style-name="ce53" table:formula="of:=[.F53]+[.F54]" office:value-type="float" office:value="4" calcext:value-type="float">
            <text:p><text:s text:c="3"/>4</text:p>
          </table:table-cell>
          <table:table-cell table:style-name="ce77" table:formula="of:=[.C52]-[.H52]-[.I52]" office:value-type="float" office:value="13325" calcext:value-type="float">
            <text:p><text:s text:c="3"/>13,325</text:p>
          </table:table-cell>
          <table:table-cell table:style-name="ce65" table:formula="of:=[.H53]+[.H54]" office:value-type="float" office:value="768" calcext:value-type="float">
            <text:p><text:s text:c="3"/>768</text:p>
          </table:table-cell>
          <table:table-cell table:style-name="ce65" table:formula="of:=[.I53]+[.I54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8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9233" calcext:value-type="float">
            <text:p><text:s text:c="3"/>19,233</text:p>
          </table:table-cell>
          <table:table-cell table:style-name="ce65" table:formula="of:=[.D56]+[.D57]" office:value-type="float" office:value="18424" calcext:value-type="float">
            <text:p><text:s text:c="3"/>18,424</text:p>
          </table:table-cell>
          <table:table-cell table:style-name="ce65" table:formula="of:=[.E56]+[.E57]" office:value-type="float" office:value="807" calcext:value-type="float">
            <text:p><text:s text:c="3"/>807</text:p>
          </table:table-cell>
          <table:table-cell table:style-name="ce53" table:formula="of:=[.F56]+[.F57]" office:value-type="float" office:value="2" calcext:value-type="float">
            <text:p><text:s text:c="3"/>2</text:p>
          </table:table-cell>
          <table:table-cell table:style-name="ce77" table:formula="of:=[.C55]-[.H55]-[.I55]" office:value-type="float" office:value="17363" calcext:value-type="float">
            <text:p><text:s text:c="3"/>17,363</text:p>
          </table:table-cell>
          <table:table-cell table:style-name="ce65" table:formula="of:=[.H56]+[.H57]" office:value-type="float" office:value="942" calcext:value-type="float">
            <text:p><text:s text:c="3"/>942</text:p>
          </table:table-cell>
          <table:table-cell table:style-name="ce65" table:formula="of:=[.I56]+[.I57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9311" calcext:value-type="float">
            <text:p><text:s text:c="3"/>19,311</text:p>
          </table:table-cell>
          <table:table-cell table:style-name="ce65" table:formula="of:=[.D59]+[.D60]" office:value-type="float" office:value="18520" calcext:value-type="float">
            <text:p><text:s text:c="3"/>18,520</text:p>
          </table:table-cell>
          <table:table-cell table:style-name="ce65" table:formula="of:=[.E59]+[.E60]" office:value-type="float" office:value="787" calcext:value-type="float">
            <text:p><text:s text:c="3"/>787</text:p>
          </table:table-cell>
          <table:table-cell table:style-name="ce52" table:formula="of:=[.F59]+[.F60]" office:value-type="float" office:value="4" calcext:value-type="float">
            <text:p><text:s text:c="3"/>4</text:p>
          </table:table-cell>
          <table:table-cell table:style-name="ce77" table:formula="of:=[.C58]-[.H58]-[.I58]" office:value-type="float" office:value="17415" calcext:value-type="float">
            <text:p><text:s text:c="3"/>17,415</text:p>
          </table:table-cell>
          <table:table-cell table:style-name="ce65" table:formula="of:=[.H59]+[.H60]" office:value-type="float" office:value="1008" calcext:value-type="float">
            <text:p><text:s text:c="3"/>1,008</text:p>
          </table:table-cell>
          <table:table-cell table:style-name="ce65" table:formula="of:=[.I59]+[.I60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9353" calcext:value-type="float">
            <text:p><text:s text:c="3"/>19,353</text:p>
          </table:table-cell>
          <table:table-cell table:style-name="ce65" table:formula="of:=[.D62]+[.D63]" office:value-type="float" office:value="18590" calcext:value-type="float">
            <text:p><text:s text:c="3"/>18,590</text:p>
          </table:table-cell>
          <table:table-cell table:style-name="ce65" table:formula="of:=[.E62]+[.E63]" office:value-type="float" office:value="757" calcext:value-type="float">
            <text:p><text:s text:c="3"/>757</text:p>
          </table:table-cell>
          <table:table-cell table:style-name="ce52" table:formula="of:=[.F62]+[.F63]" office:value-type="float" office:value="6" calcext:value-type="float">
            <text:p><text:s text:c="3"/>6</text:p>
          </table:table-cell>
          <table:table-cell table:style-name="ce77" table:formula="of:=[.C61]-[.H61]-[.I61]" office:value-type="float" office:value="17504" calcext:value-type="float">
            <text:p><text:s text:c="3"/>17,504</text:p>
          </table:table-cell>
          <table:table-cell table:style-name="ce65" table:formula="of:=[.H62]+[.H63]" office:value-type="float" office:value="940" calcext:value-type="float">
            <text:p><text:s text:c="3"/>940</text:p>
          </table:table-cell>
          <table:table-cell table:style-name="ce65" table:formula="of:=[.I62]+[.I63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8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四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67];[.C70];[.C73];[.C76])" office:value-type="float" office:value="66051" calcext:value-type="float">
            <text:p><text:s text:c="3"/>66,051</text:p>
          </table:table-cell>
          <table:table-cell table:style-name="ce54" table:formula="of:=SUM([.D67];[.D70];[.D73];[.D76])" office:value-type="float" office:value="63215" calcext:value-type="float">
            <text:p><text:s text:c="3"/>63,215</text:p>
          </table:table-cell>
          <table:table-cell table:style-name="ce54" table:formula="of:=SUM([.E67];[.E70];[.E73];[.E76])" office:value-type="float" office:value="2826" calcext:value-type="float">
            <text:p><text:s text:c="3"/>2,826</text:p>
          </table:table-cell>
          <table:table-cell table:style-name="ce54" table:formula="of:=SUM([.F67];[.F70];[.F73];[.F76])" office:value-type="float" office:value="10" calcext:value-type="float">
            <text:p><text:s text:c="3"/>10</text:p>
          </table:table-cell>
          <table:table-cell table:style-name="ce54" table:formula="of:=SUM([.G67];[.G70];[.G73];[.G76])" office:value-type="float" office:value="59595" calcext:value-type="float">
            <text:p><text:s text:c="3"/>59,595</text:p>
          </table:table-cell>
          <table:table-cell table:style-name="ce54" table:formula="of:=SUM([.H67];[.H70];[.H73];[.H76])" office:value-type="float" office:value="3324" calcext:value-type="float">
            <text:p><text:s text:c="3"/>3,324</text:p>
          </table:table-cell>
          <table:table-cell table:style-name="ce98" table:formula="of:=SUM([.I67];[.I70];[.I73];[.I76])" office:value-type="float" office:value="3132" calcext:value-type="float">
            <text:p><text:s text:c="3"/>3,132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68];[.C71];[.C74];[.C77])" office:value-type="float" office:value="34631" calcext:value-type="float">
            <text:p><text:s text:c="3"/>34,631</text:p>
          </table:table-cell>
          <table:table-cell table:style-name="ce55" table:formula="of:=SUM([.D68];[.D71];[.D74];[.D77])" office:value-type="float" office:value="33221" calcext:value-type="float">
            <text:p><text:s text:c="3"/>33,221</text:p>
          </table:table-cell>
          <table:table-cell table:style-name="ce55" table:formula="of:=SUM([.E68];[.E71];[.E74];[.E77])" office:value-type="float" office:value="1405" calcext:value-type="float">
            <text:p><text:s text:c="3"/>1,405</text:p>
          </table:table-cell>
          <table:table-cell table:style-name="ce55" table:formula="of:=SUM([.F68];[.F71];[.F74];[.F77])" office:value-type="float" office:value="5" calcext:value-type="float">
            <text:p><text:s text:c="3"/>5</text:p>
          </table:table-cell>
          <table:table-cell table:style-name="ce55" table:formula="of:=SUM([.G68];[.G71];[.G74];[.G77])" office:value-type="float" office:value="31212" calcext:value-type="float">
            <text:p><text:s text:c="3"/>31,212</text:p>
          </table:table-cell>
          <table:table-cell table:style-name="ce55" table:formula="of:=SUM([.H68];[.H71];[.H74];[.H77])" office:value-type="float" office:value="1775" calcext:value-type="float">
            <text:p><text:s text:c="3"/>1,775</text:p>
          </table:table-cell>
          <table:table-cell table:style-name="ce50" table:formula="of:=SUM([.I68];[.I71];[.I74];[.I77])" office:value-type="float" office:value="1644" calcext:value-type="float">
            <text:p><text:s text:c="3"/>1,64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69];[.C72];[.C75];[.C78])" office:value-type="float" office:value="31420" calcext:value-type="float">
            <text:p><text:s text:c="3"/>31,420</text:p>
          </table:table-cell>
          <table:table-cell table:style-name="ce56" table:formula="of:=SUM([.D69];[.D72];[.D75];[.D78])" office:value-type="float" office:value="29994" calcext:value-type="float">
            <text:p><text:s text:c="3"/>29,994</text:p>
          </table:table-cell>
          <table:table-cell table:style-name="ce56" table:formula="of:=SUM([.E69];[.E72];[.E75];[.E78])" office:value-type="float" office:value="1421" calcext:value-type="float">
            <text:p><text:s text:c="3"/>1,421</text:p>
          </table:table-cell>
          <table:table-cell table:style-name="ce56" table:formula="of:=SUM([.F69];[.F72];[.F75];[.F78])" office:value-type="float" office:value="5" calcext:value-type="float">
            <text:p><text:s text:c="3"/>5</text:p>
          </table:table-cell>
          <table:table-cell table:style-name="ce56" table:formula="of:=SUM([.G69];[.G72];[.G75];[.G78])" office:value-type="float" office:value="28383" calcext:value-type="float">
            <text:p><text:s text:c="3"/>28,383</text:p>
          </table:table-cell>
          <table:table-cell table:style-name="ce56" table:formula="of:=SUM([.H69];[.H72];[.H75];[.H78])" office:value-type="float" office:value="1549" calcext:value-type="float">
            <text:p><text:s text:c="3"/>1,549</text:p>
          </table:table-cell>
          <table:table-cell table:style-name="ce51" table:formula="of:=SUM([.I69];[.I72];[.I75];[.I78])" office:value-type="float" office:value="1488" calcext:value-type="float">
            <text:p><text:s text:c="3"/>1,48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8323" calcext:value-type="float">
            <text:p><text:s text:c="3"/>18,323</text:p>
          </table:table-cell>
          <table:table-cell table:style-name="ce65" table:formula="of:=[.D68]+[.D69]" office:value-type="float" office:value="17550" calcext:value-type="float">
            <text:p><text:s text:c="3"/>17,550</text:p>
          </table:table-cell>
          <table:table-cell table:style-name="ce65" table:formula="of:=[.E68]+[.E69]" office:value-type="float" office:value="768" calcext:value-type="float">
            <text:p><text:s text:c="3"/>768</text:p>
          </table:table-cell>
          <table:table-cell table:style-name="ce52" table:formula="of:=[.F68]+[.F69]" office:value-type="float" office:value="5" calcext:value-type="float">
            <text:p><text:s text:c="3"/>5</text:p>
          </table:table-cell>
          <table:table-cell table:style-name="ce79" table:formula="of:=[.C67]-[.H67]-[.I67]" office:value-type="float" office:value="16558" calcext:value-type="float">
            <text:p><text:s text:c="3"/>16,558</text:p>
          </table:table-cell>
          <table:table-cell table:style-name="ce65" table:formula="of:=[.H68]+[.H69]" office:value-type="float" office:value="898" calcext:value-type="float">
            <text:p><text:s text:c="3"/>898</text:p>
          </table:table-cell>
          <table:table-cell table:style-name="ce65" table:formula="of:=[.I68]+[.I69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6065" calcext:value-type="float">
            <text:p><text:s text:c="3"/>16,065</text:p>
          </table:table-cell>
          <table:table-cell table:style-name="ce65" table:formula="of:=[.D71]+[.D72]" office:value-type="float" office:value="15405" calcext:value-type="float">
            <text:p><text:s text:c="3"/>15,405</text:p>
          </table:table-cell>
          <table:table-cell table:style-name="ce65" table:formula="of:=[.E71]+[.E72]" office:value-type="float" office:value="658" calcext:value-type="float">
            <text:p><text:s text:c="3"/>658</text:p>
          </table:table-cell>
          <table:table-cell table:style-name="ce52" table:formula="of:=[.F71]+[.F72]" office:value-type="float" office:value="2" calcext:value-type="float">
            <text:p><text:s text:c="3"/>2</text:p>
          </table:table-cell>
          <table:table-cell table:style-name="ce79" table:formula="of:=[.C70]-[.H70]-[.I70]" office:value-type="float" office:value="14459" calcext:value-type="float">
            <text:p><text:s text:c="3"/>14,459</text:p>
          </table:table-cell>
          <table:table-cell table:style-name="ce65" table:formula="of:=[.H71]+[.H72]" office:value-type="float" office:value="814" calcext:value-type="float">
            <text:p><text:s text:c="3"/>814</text:p>
          </table:table-cell>
          <table:table-cell table:style-name="ce65" table:formula="of:=[.I71]+[.I72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6114" calcext:value-type="float">
            <text:p><text:s text:c="3"/>16,114</text:p>
          </table:table-cell>
          <table:table-cell table:style-name="ce65" table:formula="of:=[.D74]+[.D75]" office:value-type="float" office:value="15422" calcext:value-type="float">
            <text:p><text:s text:c="3"/>15,422</text:p>
          </table:table-cell>
          <table:table-cell table:style-name="ce65" table:formula="of:=[.E74]+[.E75]" office:value-type="float" office:value="692" calcext:value-type="float">
            <text:p><text:s text:c="3"/>692</text:p>
          </table:table-cell>
          <table:table-cell table:style-name="ce52" table:formula="of:=[.F74]+[.F75]" office:value-type="float" office:value="0" calcext:value-type="float">
            <text:p>—</text:p>
          </table:table-cell>
          <table:table-cell table:style-name="ce79" table:formula="of:=[.C73]-[.H73]-[.I73]" office:value-type="float" office:value="14528" calcext:value-type="float">
            <text:p><text:s text:c="3"/>14,528</text:p>
          </table:table-cell>
          <table:table-cell table:style-name="ce65" table:formula="of:=[.H74]+[.H75]" office:value-type="float" office:value="827" calcext:value-type="float">
            <text:p><text:s text:c="3"/>827</text:p>
          </table:table-cell>
          <table:table-cell table:style-name="ce65" table:formula="of:=[.I74]+[.I75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1" office:value-type="float" office:value="0" calcext:value-type="float">
            <text:p>—</text:p>
          </table:table-cell>
          <table:table-cell table:style-name="ce78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5549" calcext:value-type="float">
            <text:p><text:s text:c="3"/>15,549</text:p>
          </table:table-cell>
          <table:table-cell table:style-name="ce65" table:formula="of:=[.D77]+[.D78]" office:value-type="float" office:value="14838" calcext:value-type="float">
            <text:p><text:s text:c="3"/>14,838</text:p>
          </table:table-cell>
          <table:table-cell table:style-name="ce65" table:formula="of:=[.E77]+[.E78]" office:value-type="float" office:value="708" calcext:value-type="float">
            <text:p><text:s text:c="3"/>708</text:p>
          </table:table-cell>
          <table:table-cell table:style-name="ce52" table:formula="of:=[.F77]+[.F78]" office:value-type="float" office:value="3" calcext:value-type="float">
            <text:p><text:s text:c="3"/>3</text:p>
          </table:table-cell>
          <table:table-cell table:style-name="ce79" table:formula="of:=[.C76]-[.H76]-[.I76]" office:value-type="float" office:value="14050" calcext:value-type="float">
            <text:p><text:s text:c="3"/>14,050</text:p>
          </table:table-cell>
          <table:table-cell table:style-name="ce65" table:formula="of:=[.H77]+[.H78]" office:value-type="float" office:value="785" calcext:value-type="float">
            <text:p><text:s text:c="3"/>785</text:p>
          </table:table-cell>
          <table:table-cell table:style-name="ce65" table:formula="of:=[.I77]+[.I78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8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0.65" calcext:value-type="float">
            <text:p><text:s/>0.65</text:p>
          </table:table-cell>
          <table:table-cell table:style-name="ce57" table:formula="of:=ROUND(([.D76]-[.D37])/[.D37]*100;2)" office:value-type="float" office:value="0.78" calcext:value-type="float">
            <text:p><text:s/>0.78</text:p>
          </table:table-cell>
          <table:table-cell table:style-name="ce57" table:formula="of:=ROUND(([.E76]-[.E37])/[.E37]*100;2)" office:value-type="float" office:value="-2.07" calcext:value-type="float">
            <text:p><text:s text:c="3"/>－2.07</text:p>
          </table:table-cell>
          <table:table-cell table:style-name="ce57" table:formula="of:=ROUND(([.F76]-[.F37])/[.F37]*100;2)" office:value-type="float" office:value="50" calcext:value-type="float">
            <text:p><text:s/>50.00</text:p>
          </table:table-cell>
          <table:table-cell table:style-name="ce57" table:formula="of:=ROUND(([.G76]-[.G37])/[.G37]*100;2)" office:value-type="float" office:value="1.69" calcext:value-type="float">
            <text:p><text:s/>1.69</text:p>
          </table:table-cell>
          <table:table-cell table:style-name="ce57" table:formula="of:=ROUND(([.H76]-[.H37])/[.H37]*100;2)" office:value-type="float" office:value="2.61" calcext:value-type="float">
            <text:p><text:s/>2.61</text:p>
          </table:table-cell>
          <table:table-cell table:style-name="ce99" table:formula="of:=ROUND(([.I76]-[.I37])/[.I37]*100;2)" office:value-type="float" office:value="-17.65" calcext:value-type="float">
            <text:p><text:s text:c="3"/>－17.6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2.5" calcext:value-type="float">
            <text:p><text:s/>2.50</text:p>
          </table:table-cell>
          <table:table-cell table:style-name="ce58" table:formula="of:=ROUND(([.D77]-[.D38])/[.D38]*100;2)" office:value-type="float" office:value="2.43" calcext:value-type="float">
            <text:p><text:s/>2.43</text:p>
          </table:table-cell>
          <table:table-cell table:style-name="ce58" table:formula="of:=ROUND(([.E77]-[.E38])/[.E38]*100;2)" office:value-type="float" office:value="3.63" calcext:value-type="float">
            <text:p><text:s/>3.63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table:formula="of:=ROUND(([.G77]-[.G38])/[.G38]*100;2)" office:value-type="float" office:value="3.6" calcext:value-type="float">
            <text:p><text:s/>3.60</text:p>
          </table:table-cell>
          <table:table-cell table:style-name="ce58" table:formula="of:=ROUND(([.H77]-[.H38])/[.H38]*100;2)" office:value-type="float" office:value="0.96" calcext:value-type="float">
            <text:p><text:s/>0.96</text:p>
          </table:table-cell>
          <table:table-cell table:style-name="ce100" table:formula="of:=ROUND(([.I77]-[.I38])/[.I38]*100;2)" office:value-type="float" office:value="-13.8" calcext:value-type="float">
            <text:p><text:s text:c="3"/>－13.8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1.35" calcext:value-type="float">
            <text:p><text:s text:c="3"/>－1.35</text:p>
          </table:table-cell>
          <table:table-cell table:style-name="ce59" table:formula="of:=ROUND(([.D78]-[.D39])/[.D39]*100;2)" office:value-type="float" office:value="-1.01" calcext:value-type="float">
            <text:p><text:s text:c="3"/>－1.01</text:p>
          </table:table-cell>
          <table:table-cell table:style-name="ce59" table:formula="of:=ROUND(([.E78]-[.E39])/[.E39]*100;2)" office:value-type="float" office:value="-7.67" calcext:value-type="float">
            <text:p><text:s text:c="3"/>－7.67</text:p>
          </table:table-cell>
          <table:table-cell table:style-name="ce59" table:formula="of:=ROUND(([.F78]-[.F39])/[.F39]*100;2)" office:value-type="float" office:value="-50" calcext:value-type="float">
            <text:p><text:s text:c="3"/>－50.00</text:p>
          </table:table-cell>
          <table:table-cell table:style-name="ce59" table:formula="of:=ROUND(([.G78]-[.G39])/[.G39]*100;2)" office:value-type="float" office:value="-0.36" calcext:value-type="float">
            <text:p><text:s text:c="3"/>－0.36</text:p>
          </table:table-cell>
          <table:table-cell table:style-name="ce59" table:formula="of:=ROUND(([.H78]-[.H39])/[.H39]*100;2)" office:value-type="float" office:value="4.6" calcext:value-type="float">
            <text:p><text:s/>4.60</text:p>
          </table:table-cell>
          <table:table-cell table:style-name="ce101" table:formula="of:=ROUND(([.I78]-[.I39])/[.I39]*100;2)" office:value-type="float" office:value="-21.65" calcext:value-type="float">
            <text:p><text:s text:c="3"/>－21.65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3.51" calcext:value-type="float">
            <text:p><text:s text:c="3"/>－3.51</text:p>
          </table:table-cell>
          <table:table-cell table:style-name="ce60" table:formula="of:=ROUND(([.D76]-[.D73])/[.D73]*100;2)" office:value-type="float" office:value="-3.79" calcext:value-type="float">
            <text:p><text:s text:c="3"/>－3.79</text:p>
          </table:table-cell>
          <table:table-cell table:style-name="ce60" table:formula="of:=ROUND(([.E76]-[.E73])/[.E73]*100;2)" office:value-type="float" office:value="2.31" calcext:value-type="float">
            <text:p><text:s/>2.31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table:formula="of:=ROUND(([.G76]-[.G73])/[.G73]*100;2)" office:value-type="float" office:value="-3.29" calcext:value-type="float">
            <text:p><text:s text:c="3"/>－3.29</text:p>
          </table:table-cell>
          <table:table-cell table:style-name="ce60" table:formula="of:=ROUND(([.H76]-[.H73])/[.H73]*100;2)" office:value-type="float" office:value="-5.08" calcext:value-type="float">
            <text:p><text:s text:c="3"/>－5.08</text:p>
          </table:table-cell>
          <table:table-cell table:style-name="ce102" table:formula="of:=ROUND(([.I76]-[.I73])/[.I73]*100;2)" office:value-type="float" office:value="-5.93" calcext:value-type="float">
            <text:p><text:s text:c="3"/>－5.93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2.49" calcext:value-type="float">
            <text:p><text:s text:c="3"/>－2.49</text:p>
          </table:table-cell>
          <table:table-cell table:style-name="ce58" table:formula="of:=ROUND(([.D77]-[.D74])/[.D74]*100;2)" office:value-type="float" office:value="-3.08" calcext:value-type="float">
            <text:p><text:s text:c="3"/>－3.08</text:p>
          </table:table-cell>
          <table:table-cell table:style-name="ce58" table:formula="of:=ROUND(([.E77]-[.E74])/[.E74]*100;2)" office:value-type="float" office:value="11.41" calcext:value-type="float">
            <text:p><text:s/>11.41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table:formula="of:=ROUND(([.G77]-[.G74])/[.G74]*100;2)" office:value-type="float" office:value="-2.24" calcext:value-type="float">
            <text:p><text:s text:c="3"/>－2.24</text:p>
          </table:table-cell>
          <table:table-cell table:style-name="ce58" table:formula="of:=ROUND(([.H77]-[.H74])/[.H74]*100;2)" office:value-type="float" office:value="-5.39" calcext:value-type="float">
            <text:p><text:s text:c="3"/>－5.39</text:p>
          </table:table-cell>
          <table:table-cell table:style-name="ce100" table:formula="of:=ROUND(([.I77]-[.I74])/[.I74]*100;2)" office:value-type="float" office:value="-4.03" calcext:value-type="float">
            <text:p><text:s text:c="3"/>－4.0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4.63" calcext:value-type="float">
            <text:p><text:s text:c="3"/>－4.63</text:p>
          </table:table-cell>
          <table:table-cell table:style-name="ce59" table:formula="of:=ROUND(([.D78]-[.D75])/[.D75]*100;2)" office:value-type="float" office:value="-4.57" calcext:value-type="float">
            <text:p><text:s text:c="3"/>－4.57</text:p>
          </table:table-cell>
          <table:table-cell table:style-name="ce59" table:formula="of:=ROUND(([.E78]-[.E75])/[.E75]*100;2)" office:value-type="float" office:value="-6.13" calcext:value-type="float">
            <text:p><text:s text:c="3"/>－6.13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table:formula="of:=ROUND(([.G78]-[.G75])/[.G75]*100;2)" office:value-type="float" office:value="-4.44" calcext:value-type="float">
            <text:p><text:s text:c="3"/>－4.44</text:p>
          </table:table-cell>
          <table:table-cell table:style-name="ce59" table:formula="of:=ROUND(([.H78]-[.H75])/[.H75]*100;2)" office:value-type="float" office:value="-4.71" calcext:value-type="float">
            <text:p><text:s text:c="3"/>－4.71</text:p>
          </table:table-cell>
          <table:table-cell table:style-name="ce101" table:formula="of:=ROUND(([.I78]-[.I75])/[.I75]*100;2)" office:value-type="float" office:value="-8.01" calcext:value-type="float">
            <text:p><text:s text:c="3"/>－8.01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4"/>
          <table:table-cell table:style-name="ce80" table:number-columns-spanned="3" table:number-rows-spanned="1"/>
          <table:covered-table-cell table:number-columns-repeated="2" table:style-name="ce80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6" office:value-type="string" calcext:value-type="string" table:number-columns-spanned="9" table:number-rows-spanned="1">
              <text:p>表三 <text:s/>嬰兒出生數按婚生、非婚生、棄嬰或無依兒童及生母原屬國籍分（續）</text:p>
            </table:table-cell>
            <table:covered-table-cell table:number-columns-repeated="8" table:style-name="ce115"/>
            <table:table-cell table:style-name="ce131"/>
            <table:table-cell table:style-name="ce105" table:number-columns-repeated="1014"/>
          </table:table-row>
          <table:table-row table:style-name="ro12">
            <table:table-cell table:style-name="ce107" office:value-type="string" calcext:value-type="string" table:number-columns-spanned="9" table:number-rows-spanned="1">
              <text:p><text:s/>中 華 民 國 97 年 4 月 份</text:p>
            </table:table-cell>
            <table:covered-table-cell table:number-columns-repeated="8" table:style-name="ce107"/>
            <table:table-cell table:style-name="ce105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棄嬰或無依兒童</text:p>
            </table:table-cell>
            <table:covered-table-cell table:number-columns-repeated="2" table:style-name="ce120"/>
            <table:covered-table-cell table:style-name="ce121"/>
            <table:table-cell table:style-name="ce75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6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棄嬰</text:p>
              <text:p>或</text:p>
              <text:p>無依</text:p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89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number-columns-repeated="2" table:style-name="ce45"/>
            <table:covered-table-cell table:style-name="ce127"/>
            <table:covered-table-cell table:style-name="ce90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number-columns-repeated="2" table:style-name="ce46"/>
            <table:covered-table-cell table:style-name="ce128"/>
            <table:covered-table-cell table:style-name="ce91"/>
            <table:table-cell table:number-columns-repeated="1015"/>
          </table:table-row>
        </table:table-header-rows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96" table:formula="of:=[.C10]+[.C85]" office:value-type="float" office:value="15549" calcext:value-type="float">
            <text:p><text:s text:c="3"/>15,549</text:p>
          </table:table-cell>
          <table:table-cell table:style-name="ce96" table:formula="of:=[.D10]+[.D85]" office:value-type="float" office:value="14838" calcext:value-type="float">
            <text:p><text:s text:c="3"/>14,838</text:p>
          </table:table-cell>
          <table:table-cell table:style-name="ce96" table:formula="of:=[.E10]+[.E85]" office:value-type="float" office:value="708" calcext:value-type="float">
            <text:p><text:s text:c="3"/>708</text:p>
          </table:table-cell>
          <table:table-cell table:style-name="ce96" table:formula="of:=[.F10]+[.F85]" office:value-type="float" office:value="3" calcext:value-type="float">
            <text:p><text:s text:c="3"/>3</text:p>
          </table:table-cell>
          <table:table-cell table:style-name="ce96" table:formula="of:=[.G10]+[.G85]" office:value-type="float" office:value="14050" calcext:value-type="float">
            <text:p><text:s text:c="3"/>14,050</text:p>
          </table:table-cell>
          <table:table-cell table:style-name="ce96" table:formula="of:=[.H10]+[.H85]" office:value-type="float" office:value="785" calcext:value-type="float">
            <text:p><text:s text:c="3"/>785</text:p>
          </table:table-cell>
          <table:table-cell table:style-name="ce96" table:formula="of:=[.I10]+[.I85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14">
          <table:table-cell table:style-name="ce109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1]+[.C86]" office:value-type="float" office:value="8229" calcext:value-type="float">
            <text:p><text:s text:c="3"/>8,229</text:p>
          </table:table-cell>
          <table:table-cell table:style-name="ce96" table:formula="of:=[.D11]+[.D86]" office:value-type="float" office:value="7856" calcext:value-type="float">
            <text:p><text:s text:c="3"/>7,856</text:p>
          </table:table-cell>
          <table:table-cell table:style-name="ce96" table:formula="of:=[.E11]+[.E86]" office:value-type="float" office:value="371" calcext:value-type="float">
            <text:p><text:s text:c="3"/>371</text:p>
          </table:table-cell>
          <table:table-cell table:style-name="ce96" table:formula="of:=[.F11]+[.F86]" office:value-type="float" office:value="2" calcext:value-type="float">
            <text:p><text:s text:c="3"/>2</text:p>
          </table:table-cell>
          <table:table-cell table:style-name="ce96" table:formula="of:=[.G11]+[.G86]" office:value-type="float" office:value="7427" calcext:value-type="float">
            <text:p><text:s text:c="3"/>7,427</text:p>
          </table:table-cell>
          <table:table-cell table:style-name="ce96" table:formula="of:=[.H11]+[.H86]" office:value-type="float" office:value="421" calcext:value-type="float">
            <text:p><text:s text:c="3"/>421</text:p>
          </table:table-cell>
          <table:table-cell table:style-name="ce96" table:formula="of:=[.I11]+[.I86]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6" table:formula="of:=[.C12]+[.C87]" office:value-type="float" office:value="7320" calcext:value-type="float">
            <text:p><text:s text:c="3"/>7,320</text:p>
          </table:table-cell>
          <table:table-cell table:style-name="ce96" table:formula="of:=[.D12]+[.D87]" office:value-type="float" office:value="6982" calcext:value-type="float">
            <text:p><text:s text:c="3"/>6,982</text:p>
          </table:table-cell>
          <table:table-cell table:style-name="ce96" table:formula="of:=[.E12]+[.E87]" office:value-type="float" office:value="337" calcext:value-type="float">
            <text:p><text:s text:c="3"/>337</text:p>
          </table:table-cell>
          <table:table-cell table:style-name="ce96" table:formula="of:=[.F12]+[.F87]" office:value-type="float" office:value="1" calcext:value-type="float">
            <text:p><text:s text:c="3"/>1</text:p>
          </table:table-cell>
          <table:table-cell table:style-name="ce96" table:formula="of:=[.G12]+[.G87]" office:value-type="float" office:value="6623" calcext:value-type="float">
            <text:p><text:s text:c="3"/>6,623</text:p>
          </table:table-cell>
          <table:table-cell table:style-name="ce96" table:formula="of:=[.H12]+[.H87]" office:value-type="float" office:value="364" calcext:value-type="float">
            <text:p><text:s text:c="3"/>364</text:p>
          </table:table-cell>
          <table:table-cell table:style-name="ce96" table:formula="of:=[.I12]+[.I87]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5473" calcext:value-type="float">
            <text:p><text:s text:c="3"/>15,473</text:p>
          </table:table-cell>
          <table:table-cell table:style-name="ce63" table:formula="of:=[.D13]+[.D79]+[.D82]" office:value-type="float" office:value="14763" calcext:value-type="float">
            <text:p><text:s text:c="3"/>14,763</text:p>
          </table:table-cell>
          <table:table-cell table:style-name="ce63" table:formula="of:=[.E13]+[.E79]+[.E82]" office:value-type="float" office:value="707" calcext:value-type="float">
            <text:p><text:s text:c="3"/>707</text:p>
          </table:table-cell>
          <table:table-cell table:style-name="ce122" table:formula="of:=[.F13]+[.F79]+[.F82]" office:value-type="float" office:value="3" calcext:value-type="float">
            <text:p><text:s text:c="3"/>3</text:p>
          </table:table-cell>
          <table:table-cell table:style-name="ce122" table:formula="of:=[.G13]+[.G79]+[.G82]" office:value-type="float" office:value="13991" calcext:value-type="float">
            <text:p><text:s text:c="3"/>13,991</text:p>
          </table:table-cell>
          <table:table-cell table:style-name="ce122" table:formula="of:=[.H13]+[.H79]+[.H82]" office:value-type="float" office:value="771" calcext:value-type="float">
            <text:p><text:s text:c="3"/>771</text:p>
          </table:table-cell>
          <table:table-cell table:style-name="ce122" table:formula="of:=[.I13]+[.I79]+[.I82]" office:value-type="float" office:value="711" calcext:value-type="float">
            <text:p><text:s text:c="3"/>711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C14]+[.C80]+[.C83]" office:value-type="float" office:value="8202" calcext:value-type="float">
            <text:p><text:s text:c="3"/>8,202</text:p>
          </table:table-cell>
          <table:table-cell table:style-name="ce116" table:formula="of:=[.D14]+[.D80]+[.D83]" office:value-type="float" office:value="7830" calcext:value-type="float">
            <text:p><text:s text:c="3"/>7,830</text:p>
          </table:table-cell>
          <table:table-cell table:style-name="ce116" table:formula="of:=[.E14]+[.E80]+[.E83]" office:value-type="float" office:value="370" calcext:value-type="float">
            <text:p><text:s text:c="3"/>370</text:p>
          </table:table-cell>
          <table:table-cell table:style-name="ce123" table:formula="of:=[.F14]+[.F80]+[.F83]" office:value-type="float" office:value="2" calcext:value-type="float">
            <text:p><text:s text:c="3"/>2</text:p>
          </table:table-cell>
          <table:table-cell table:style-name="ce123" table:formula="of:=[.G14]+[.G80]+[.G83]" office:value-type="float" office:value="7406" calcext:value-type="float">
            <text:p><text:s text:c="3"/>7,406</text:p>
          </table:table-cell>
          <table:table-cell table:style-name="ce123" table:formula="of:=[.H14]+[.H80]+[.H83]" office:value-type="float" office:value="416" calcext:value-type="float">
            <text:p><text:s text:c="3"/>416</text:p>
          </table:table-cell>
          <table:table-cell table:style-name="ce123" table:formula="of:=[.I14]+[.I80]+[.I83]" office:value-type="float" office:value="380" calcext:value-type="float">
            <text:p><text:s text:c="3"/>380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7" table:formula="of:=[.C15]+[.C81]+[.C84]" office:value-type="float" office:value="7271" calcext:value-type="float">
            <text:p><text:s text:c="3"/>7,271</text:p>
          </table:table-cell>
          <table:table-cell table:style-name="ce117" table:formula="of:=[.D15]+[.D81]+[.D84]" office:value-type="float" office:value="6933" calcext:value-type="float">
            <text:p><text:s text:c="3"/>6,933</text:p>
          </table:table-cell>
          <table:table-cell table:style-name="ce117" table:formula="of:=[.E15]+[.E81]+[.E84]" office:value-type="float" office:value="337" calcext:value-type="float">
            <text:p><text:s text:c="3"/>337</text:p>
          </table:table-cell>
          <table:table-cell table:style-name="ce124" table:formula="of:=[.F15]+[.F81]+[.F84]" office:value-type="float" office:value="1" calcext:value-type="float">
            <text:p><text:s text:c="3"/>1</text:p>
          </table:table-cell>
          <table:table-cell table:style-name="ce124" table:formula="of:=[.G15]+[.G81]+[.G84]" office:value-type="float" office:value="6585" calcext:value-type="float">
            <text:p><text:s text:c="3"/>6,585</text:p>
          </table:table-cell>
          <table:table-cell table:style-name="ce124" table:formula="of:=[.H15]+[.H81]+[.H84]" office:value-type="float" office:value="355" calcext:value-type="float">
            <text:p><text:s text:c="3"/>355</text:p>
          </table:table-cell>
          <table:table-cell table:style-name="ce124" table:formula="of:=[.I15]+[.I81]+[.I84]" office:value-type="float" office:value="331" calcext:value-type="float">
            <text:p><text:s text:c="3"/>331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6" table:formula="of:=[.C16]+[.C19]+[.C22]+[.C25]+[.C28]+[.C31]+[.C34]+[.C37]+[.C40]+[.C43]+[.C46]+[.C49]+[.C52]+[.C55]+[.C58]+[.C61]+[.C64]+[.C67]+[.C70]+[.C73]+[.C76]" office:value-type="float" office:value="12896" calcext:value-type="float">
            <text:p><text:s text:c="3"/>12,896</text:p>
          </table:table-cell>
          <table:table-cell table:style-name="ce96" table:formula="of:=[.D16]+[.D19]+[.D22]+[.D25]+[.D28]+[.D31]+[.D34]+[.D37]+[.D40]+[.D43]+[.D46]+[.D49]+[.D52]+[.D55]+[.D58]+[.D61]+[.D64]+[.D67]+[.D70]+[.D73]+[.D76]" office:value-type="float" office:value="12274" calcext:value-type="float">
            <text:p><text:s text:c="3"/>12,274</text:p>
          </table:table-cell>
          <table:table-cell table:style-name="ce96" table:formula="of:=[.E16]+[.E19]+[.E22]+[.E25]+[.E28]+[.E31]+[.E34]+[.E37]+[.E40]+[.E43]+[.E46]+[.E49]+[.E52]+[.E55]+[.E58]+[.E61]+[.E64]+[.E67]+[.E70]+[.E73]+[.E76]" office:value-type="float" office:value="620" calcext:value-type="float">
            <text:p><text:s text:c="3"/>620</text:p>
          </table:table-cell>
          <table:table-cell table:style-name="ce96" table:formula="of:=[.F16]+[.F19]+[.F22]+[.F25]+[.F28]+[.F31]+[.F34]+[.F37]+[.F40]+[.F43]+[.F46]+[.F49]+[.F52]+[.F55]+[.F58]+[.F61]+[.F64]+[.F67]+[.F70]+[.F73]+[.F76]" office:value-type="float" office:value="2" calcext:value-type="float">
            <text:p><text:s text:c="3"/>2</text:p>
          </table:table-cell>
          <table:table-cell table:style-name="ce96" table:formula="of:=[.G16]+[.G19]+[.G22]+[.G25]+[.G28]+[.G31]+[.G34]+[.G37]+[.G40]+[.G43]+[.G46]+[.G49]+[.G52]+[.G55]+[.G58]+[.G61]+[.G64]+[.G67]+[.G70]+[.G73]+[.G76]" office:value-type="float" office:value="11615" calcext:value-type="float">
            <text:p><text:s text:c="3"/>11,615</text:p>
          </table:table-cell>
          <table:table-cell table:style-name="ce96" table:formula="of:=[.H16]+[.H19]+[.H22]+[.H25]+[.H28]+[.H31]+[.H34]+[.H37]+[.H40]+[.H43]+[.H46]+[.H49]+[.H52]+[.H55]+[.H58]+[.H61]+[.H64]+[.H67]+[.H70]+[.H73]+[.H76]" office:value-type="float" office:value="648" calcext:value-type="float">
            <text:p><text:s text:c="3"/>648</text:p>
          </table:table-cell>
          <table:table-cell table:style-name="ce96" table:formula="of:=[.I16]+[.I19]+[.I22]+[.I25]+[.I28]+[.I31]+[.I34]+[.I37]+[.I40]+[.I43]+[.I46]+[.I49]+[.I52]+[.I55]+[.I58]+[.I61]+[.I64]+[.I67]+[.I70]+[.I73]+[.I76]" office:value-type="float" office:value="633" calcext:value-type="float">
            <text:p><text:s text:c="3"/>63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7]+[.C20]+[.C23]+[.C26]+[.C29]+[.C32]+[.C35]+[.C38]+[.C41]+[.C44]+[.C47]+[.C50]+[.C53]+[.C56]+[.C59]+[.C62]+[.C65]+[.C68]+[.C71]+[.C74]+[.C77]" office:value-type="float" office:value="6843" calcext:value-type="float">
            <text:p><text:s text:c="3"/>6,843</text:p>
          </table:table-cell>
          <table:table-cell table:style-name="ce96" table:formula="of:=[.D17]+[.D20]+[.D23]+[.D26]+[.D29]+[.D32]+[.D35]+[.D38]+[.D41]+[.D44]+[.D47]+[.D50]+[.D53]+[.D56]+[.D59]+[.D62]+[.D65]+[.D68]+[.D71]+[.D74]+[.D77]" office:value-type="float" office:value="6514" calcext:value-type="float">
            <text:p><text:s text:c="3"/>6,514</text:p>
          </table:table-cell>
          <table:table-cell table:style-name="ce96" table:formula="of:=[.E17]+[.E20]+[.E23]+[.E26]+[.E29]+[.E32]+[.E35]+[.E38]+[.E41]+[.E44]+[.E47]+[.E50]+[.E53]+[.E56]+[.E59]+[.E62]+[.E65]+[.E68]+[.E71]+[.E74]+[.E77]" office:value-type="float" office:value="328" calcext:value-type="float">
            <text:p><text:s text:c="3"/>328</text:p>
          </table:table-cell>
          <table:table-cell table:style-name="ce96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6" table:formula="of:=[.G17]+[.G20]+[.G23]+[.G26]+[.G29]+[.G32]+[.G35]+[.G38]+[.G41]+[.G44]+[.G47]+[.G50]+[.G53]+[.G56]+[.G59]+[.G62]+[.G65]+[.G68]+[.G71]+[.G74]+[.G77]" office:value-type="float" office:value="6164" calcext:value-type="float">
            <text:p><text:s text:c="3"/>6,164</text:p>
          </table:table-cell>
          <table:table-cell table:style-name="ce96" table:formula="of:=[.H17]+[.H20]+[.H23]+[.H26]+[.H29]+[.H32]+[.H35]+[.H38]+[.H41]+[.H44]+[.H47]+[.H50]+[.H53]+[.H56]+[.H59]+[.H62]+[.H65]+[.H68]+[.H71]+[.H74]+[.H77]" office:value-type="float" office:value="344" calcext:value-type="float">
            <text:p><text:s text:c="3"/>344</text:p>
          </table:table-cell>
          <table:table-cell table:style-name="ce96" table:formula="of:=[.I17]+[.I20]+[.I23]+[.I26]+[.I29]+[.I32]+[.I35]+[.I38]+[.I41]+[.I44]+[.I47]+[.I50]+[.I53]+[.I56]+[.I59]+[.I62]+[.I65]+[.I68]+[.I71]+[.I74]+[.I77]" office:value-type="float" office:value="335" calcext:value-type="float">
            <text:p><text:s text:c="3"/>33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053" calcext:value-type="float">
            <text:p><text:s text:c="3"/>6,053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760" calcext:value-type="float">
            <text:p><text:s text:c="3"/>5,760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92" calcext:value-type="float">
            <text:p><text:s text:c="3"/>292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451" calcext:value-type="float">
            <text:p><text:s text:c="3"/>5,451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04" calcext:value-type="float">
            <text:p><text:s text:c="3"/>304</text:p>
          </table:table-cell>
          <table:table-cell table:style-name="ce97" table:formula="of:=[.I18]+[.I21]+[.I24]+[.I27]+[.I30]+[.I33]+[.I36]+[.I39]+[.I42]+[.I45]+[.I48]+[.I51]+[.I54]+[.I57]+[.I60]+[.I63]+[.I66]+[.I69]+[.I72]+[.I75]+[.I78]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6]+[.E16]+[.F16]" office:value-type="float" office:value="2552" calcext:value-type="float">
            <text:p><text:s text:c="3"/>2,552</text:p>
          </table:table-cell>
          <table:table-cell table:style-name="ce118" office:value-type="float" office:value="2428" calcext:value-type="float">
            <text:p><text:s text:c="3"/>2,428</text:p>
          </table:table-cell>
          <table:table-cell table:style-name="ce71" office:value-type="float" office:value="124" calcext:value-type="float">
            <text:p><text:s text:c="3"/>124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29" office:value-type="float" office:value="127" calcext:value-type="float">
            <text:p><text:s text:c="3"/>12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17]+[.E17]+[.F17]" office:value-type="float" office:value="1357" calcext:value-type="float">
            <text:p><text:s text:c="3"/>1,357</text:p>
          </table:table-cell>
          <table:table-cell table:style-name="ce71" office:value-type="float" office:value="1286" calcext:value-type="float">
            <text:p><text:s text:c="3"/>1,286</text:p>
          </table:table-cell>
          <table:table-cell table:style-name="ce71" office:value-type="float" office:value="71" calcext:value-type="float">
            <text:p><text:s text:c="3"/>7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05" calcext:value-type="float">
            <text:p><text:s text:c="3"/>1,205</text:p>
          </table:table-cell>
          <table:table-cell table:style-name="ce71" office:value-type="float" office:value="85" calcext:value-type="float">
            <text:p><text:s text:c="3"/>85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18]+[.E18]+[.F18]" office:value-type="float" office:value="1195" calcext:value-type="float">
            <text:p><text:s text:c="3"/>1,195</text:p>
          </table:table-cell>
          <table:table-cell table:style-name="ce72" office:value-type="float" office:value="1142" calcext:value-type="float">
            <text:p><text:s text:c="3"/>1,142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055" calcext:value-type="float">
            <text:p><text:s text:c="3"/>1,055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130" office:value-type="float" office:value="60" calcext:value-type="float">
            <text:p><text:s text:c="3"/>6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9]+[.E19]+[.F19]" office:value-type="float" office:value="297" calcext:value-type="float">
            <text:p><text:s text:c="3"/>297</text:p>
          </table:table-cell>
          <table:table-cell table:style-name="ce118" office:value-type="float" office:value="277" calcext:value-type="float">
            <text:p><text:s text:c="3"/>27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65" calcext:value-type="float">
            <text:p><text:s text:c="3"/>265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0]+[.E20]+[.F20]" office:value-type="float" office:value="156" calcext:value-type="float">
            <text:p><text:s text:c="3"/>156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39" calcext:value-type="float">
            <text:p><text:s text:c="3"/>139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1]+[.E21]+[.F21]" office:value-type="float" office:value="141" calcext:value-type="float">
            <text:p><text:s text:c="3"/>141</text:p>
          </table:table-cell>
          <table:table-cell table:style-name="ce72" office:value-type="float" office:value="128" calcext:value-type="float">
            <text:p><text:s text:c="3"/>128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2]+[.E22]+[.F22]" office:value-type="float" office:value="1509" calcext:value-type="float">
            <text:p><text:s text:c="3"/>1,509</text:p>
          </table:table-cell>
          <table:table-cell table:style-name="ce118" office:value-type="float" office:value="1440" calcext:value-type="float">
            <text:p><text:s text:c="3"/>1,440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1356" calcext:value-type="float">
            <text:p><text:s text:c="3"/>1,356</text:p>
          </table:table-cell>
          <table:table-cell table:style-name="ce118" office:value-type="float" office:value="79" calcext:value-type="float">
            <text:p><text:s text:c="3"/>79</text:p>
          </table:table-cell>
          <table:table-cell table:style-name="ce129" office:value-type="float" office:value="74" calcext:value-type="float">
            <text:p><text:s text:c="3"/>7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3]+[.E23]+[.F23]" office:value-type="float" office:value="796" calcext:value-type="float">
            <text:p><text:s text:c="3"/>796</text:p>
          </table:table-cell>
          <table:table-cell table:style-name="ce71" office:value-type="float" office:value="767" calcext:value-type="float">
            <text:p><text:s text:c="3"/>767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4]+[.E24]+[.F24]" office:value-type="float" office:value="713" calcext:value-type="float">
            <text:p><text:s text:c="3"/>713</text:p>
          </table:table-cell>
          <table:table-cell table:style-name="ce72" office:value-type="float" office:value="673" calcext:value-type="float">
            <text:p><text:s text:c="3"/>673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643" calcext:value-type="float">
            <text:p><text:s text:c="3"/>643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130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5]+[.E25]+[.F25]" office:value-type="float" office:value="486" calcext:value-type="float">
            <text:p><text:s text:c="3"/>486</text:p>
          </table:table-cell>
          <table:table-cell table:style-name="ce118" office:value-type="float" office:value="470" calcext:value-type="float">
            <text:p><text:s text:c="3"/>470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42" calcext:value-type="float">
            <text:p><text:s text:c="3"/>442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6]+[.E26]+[.F26]" office:value-type="float" office:value="285" calcext:value-type="float">
            <text:p><text:s text:c="3"/>285</text:p>
          </table:table-cell>
          <table:table-cell table:style-name="ce71" office:value-type="float" office:value="276" calcext:value-type="float">
            <text:p><text:s text:c="3"/>276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3" calcext:value-type="float">
            <text:p><text:s text:c="3"/>263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7]+[.E27]+[.F27]" office:value-type="float" office:value="201" calcext:value-type="float">
            <text:p><text:s text:c="3"/>201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79" calcext:value-type="float">
            <text:p><text:s text:c="3"/>179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28]+[.E28]+[.F28]" office:value-type="float" office:value="399" calcext:value-type="float">
            <text:p><text:s text:c="3"/>399</text:p>
          </table:table-cell>
          <table:table-cell table:style-name="ce118" office:value-type="float" office:value="382" calcext:value-type="float">
            <text:p><text:s text:c="3"/>38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41" calcext:value-type="float">
            <text:p><text:s text:c="3"/>341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9]+[.E29]+[.F29]" office:value-type="float" office:value="202" calcext:value-type="float">
            <text:p><text:s text:c="3"/>202</text:p>
          </table:table-cell>
          <table:table-cell table:style-name="ce71" office:value-type="float" office:value="194" calcext:value-type="float">
            <text:p><text:s text:c="3"/>19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0" calcext:value-type="float">
            <text:p><text:s text:c="3"/>170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30]+[.E30]+[.F30]" office:value-type="float" office:value="197" calcext:value-type="float">
            <text:p><text:s text:c="3"/>197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1]+[.E31]+[.F31]" office:value-type="float" office:value="1086" calcext:value-type="float">
            <text:p><text:s text:c="3"/>1,086</text:p>
          </table:table-cell>
          <table:table-cell table:style-name="ce118" office:value-type="float" office:value="1026" calcext:value-type="float">
            <text:p><text:s text:c="3"/>1,026</text:p>
          </table:table-cell>
          <table:table-cell table:style-name="ce71" office:value-type="float" office:value="59" calcext:value-type="float">
            <text:p><text:s text:c="3"/>59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997" calcext:value-type="float">
            <text:p><text:s text:c="3"/>997</text:p>
          </table:table-cell>
          <table:table-cell table:style-name="ce118" office:value-type="float" office:value="39" calcext:value-type="float">
            <text:p><text:s text:c="3"/>39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2]+[.E32]+[.F32]" office:value-type="float" office:value="555" calcext:value-type="float">
            <text:p><text:s text:c="3"/>555</text:p>
          </table:table-cell>
          <table:table-cell table:style-name="ce71" office:value-type="float" office:value="519" calcext:value-type="float">
            <text:p><text:s text:c="3"/>519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516" calcext:value-type="float">
            <text:p><text:s text:c="3"/>516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3]+[.E33]+[.F33]" office:value-type="float" office:value="531" calcext:value-type="float">
            <text:p><text:s text:c="3"/>531</text:p>
          </table:table-cell>
          <table:table-cell table:style-name="ce72" office:value-type="float" office:value="507" calcext:value-type="float">
            <text:p><text:s text:c="3"/>507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53" office:value-type="float" office:value="481" calcext:value-type="float">
            <text:p><text:s text:c="3"/>481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4]+[.E34]+[.F34]" office:value-type="float" office:value="935" calcext:value-type="float">
            <text:p><text:s text:c="3"/>935</text:p>
          </table:table-cell>
          <table:table-cell table:style-name="ce118" office:value-type="float" office:value="911" calcext:value-type="float">
            <text:p><text:s text:c="3"/>911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839" calcext:value-type="float">
            <text:p><text:s text:c="3"/>839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5]+[.E35]+[.F35]" office:value-type="float" office:value="484" calcext:value-type="float">
            <text:p><text:s text:c="3"/>484</text:p>
          </table:table-cell>
          <table:table-cell table:style-name="ce71" office:value-type="float" office:value="472" calcext:value-type="float">
            <text:p><text:s text:c="3"/>47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6]+[.E36]+[.F36]" office:value-type="float" office:value="451" calcext:value-type="float">
            <text:p><text:s text:c="3"/>451</text:p>
          </table:table-cell>
          <table:table-cell table:style-name="ce72" office:value-type="float" office:value="439" calcext:value-type="float">
            <text:p><text:s text:c="3"/>439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7]+[.E37]+[.F37]" office:value-type="float" office:value="342" calcext:value-type="float">
            <text:p><text:s text:c="3"/>342</text:p>
          </table:table-cell>
          <table:table-cell table:style-name="ce118" office:value-type="float" office:value="325" calcext:value-type="float">
            <text:p><text:s text:c="3"/>325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8]+[.E38]+[.F38]" office:value-type="float" office:value="173" calcext:value-type="float">
            <text:p><text:s text:c="3"/>173</text:p>
          </table:table-cell>
          <table:table-cell table:style-name="ce71" office:value-type="float" office:value="165" calcext:value-type="float">
            <text:p><text:s text:c="3"/>165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9]+[.E39]+[.F39]" office:value-type="float" office:value="169" calcext:value-type="float">
            <text:p><text:s text:c="3"/>169</text:p>
          </table:table-cell>
          <table:table-cell table:style-name="ce72" office:value-type="float" office:value="160" calcext:value-type="float">
            <text:p><text:s text:c="3"/>16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52" calcext:value-type="float">
            <text:p><text:s text:c="3"/>152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0]+[.E40]+[.F40]" office:value-type="float" office:value="520" calcext:value-type="float">
            <text:p><text:s text:c="3"/>520</text:p>
          </table:table-cell>
          <table:table-cell table:style-name="ce118" office:value-type="float" office:value="496" calcext:value-type="float">
            <text:p><text:s text:c="3"/>496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48" calcext:value-type="float">
            <text:p><text:s text:c="3"/>448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129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1]+[.E41]+[.F41]" office:value-type="float" office:value="279" calcext:value-type="float">
            <text:p><text:s text:c="3"/>279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39" calcext:value-type="float">
            <text:p><text:s text:c="3"/>239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2]+[.E42]+[.F42]" office:value-type="float" office:value="241" calcext:value-type="float">
            <text:p><text:s text:c="3"/>241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09" calcext:value-type="float">
            <text:p><text:s text:c="3"/>209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3]+[.E43]+[.F43]" office:value-type="float" office:value="349" calcext:value-type="float">
            <text:p><text:s text:c="3"/>349</text:p>
          </table:table-cell>
          <table:table-cell table:style-name="ce118" office:value-type="float" office:value="337" calcext:value-type="float">
            <text:p><text:s text:c="3"/>33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4]+[.E44]+[.F44]" office:value-type="float" office:value="191" calcext:value-type="float">
            <text:p><text:s text:c="3"/>191</text:p>
          </table:table-cell>
          <table:table-cell table:style-name="ce71" office:value-type="float" office:value="185" calcext:value-type="float">
            <text:p><text:s text:c="3"/>185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62" calcext:value-type="float">
            <text:p><text:s text:c="3"/>162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5]+[.E45]+[.F45]" office:value-type="float" office:value="158" calcext:value-type="float">
            <text:p><text:s text:c="3"/>158</text:p>
          </table:table-cell>
          <table:table-cell table:style-name="ce72" office:value-type="float" office:value="152" calcext:value-type="float">
            <text:p><text:s text:c="3"/>15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45" calcext:value-type="float">
            <text:p><text:s text:c="3"/>14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46]+[.E46]+[.F46]" office:value-type="float" office:value="701" calcext:value-type="float">
            <text:p><text:s text:c="3"/>701</text:p>
          </table:table-cell>
          <table:table-cell table:style-name="ce118" office:value-type="float" office:value="672" calcext:value-type="float">
            <text:p><text:s text:c="3"/>672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48" calcext:value-type="float">
            <text:p><text:s text:c="3"/>648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7]+[.E47]+[.F47]" office:value-type="float" office:value="378" calcext:value-type="float">
            <text:p><text:s text:c="3"/>378</text:p>
          </table:table-cell>
          <table:table-cell table:style-name="ce71" office:value-type="float" office:value="362" calcext:value-type="float">
            <text:p><text:s text:c="3"/>362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51" calcext:value-type="float">
            <text:p><text:s text:c="3"/>351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48]+[.E48]+[.F48]" office:value-type="float" office:value="323" calcext:value-type="float">
            <text:p><text:s text:c="3"/>323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97" calcext:value-type="float">
            <text:p><text:s text:c="3"/>297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9]+[.E49]+[.F49]" office:value-type="float" office:value="777" calcext:value-type="float">
            <text:p><text:s text:c="3"/>777</text:p>
          </table:table-cell>
          <table:table-cell table:style-name="ce118" office:value-type="float" office:value="735" calcext:value-type="float">
            <text:p><text:s text:c="3"/>735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style-name="ce129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0]+[.E50]+[.F50]" office:value-type="float" office:value="406" calcext:value-type="float">
            <text:p><text:s text:c="3"/>406</text:p>
          </table:table-cell>
          <table:table-cell table:style-name="ce71" office:value-type="float" office:value="380" calcext:value-type="float">
            <text:p><text:s text:c="3"/>380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58" calcext:value-type="float">
            <text:p><text:s text:c="3"/>358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1]+[.E51]+[.F51]" office:value-type="float" office:value="371" calcext:value-type="float">
            <text:p><text:s text:c="3"/>371</text:p>
          </table:table-cell>
          <table:table-cell table:style-name="ce72" office:value-type="float" office:value="355" calcext:value-type="float">
            <text:p><text:s text:c="3"/>355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328" calcext:value-type="float">
            <text:p><text:s text:c="3"/>328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5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2]+[.E52]+[.F52]" office:value-type="float" office:value="530" calcext:value-type="float">
            <text:p><text:s text:c="3"/>530</text:p>
          </table:table-cell>
          <table:table-cell table:style-name="ce118" office:value-type="float" office:value="498" calcext:value-type="float">
            <text:p><text:s text:c="3"/>498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72" calcext:value-type="float">
            <text:p><text:s text:c="3"/>472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29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3]+[.E53]+[.F53]" office:value-type="float" office:value="296" calcext:value-type="float">
            <text:p><text:s text:c="3"/>296</text:p>
          </table:table-cell>
          <table:table-cell table:style-name="ce71" office:value-type="float" office:value="279" calcext:value-type="float">
            <text:p><text:s text:c="3"/>279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4]+[.E54]+[.F54]" office:value-type="float" office:value="234" calcext:value-type="float">
            <text:p><text:s text:c="3"/>234</text:p>
          </table:table-cell>
          <table:table-cell table:style-name="ce72" office:value-type="float" office:value="219" calcext:value-type="float">
            <text:p><text:s text:c="3"/>219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11" calcext:value-type="float">
            <text:p><text:s text:c="3"/>21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5]+[.E55]+[.F55]" office:value-type="float" office:value="162" calcext:value-type="float">
            <text:p><text:s text:c="3"/>162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50" calcext:value-type="float">
            <text:p><text:s text:c="3"/>150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6]+[.E56]+[.F56]" office:value-type="float" office:value="79" calcext:value-type="float">
            <text:p><text:s text:c="3"/>79</text:p>
          </table:table-cell>
          <table:table-cell table:style-name="ce71" office:value-type="float" office:value="64" calcext:value-type="float">
            <text:p><text:s text:c="3"/>64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73" calcext:value-type="float">
            <text:p><text:s text:c="3"/>7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7]+[.E57]+[.F57]" office:value-type="float" office:value="83" calcext:value-type="float">
            <text:p><text:s text:c="3"/>83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77" calcext:value-type="float">
            <text:p><text:s text:c="3"/>7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8]+[.E58]+[.F58]" office:value-type="float" office:value="233" calcext:value-type="float">
            <text:p><text:s text:c="3"/>233</text:p>
          </table:table-cell>
          <table:table-cell table:style-name="ce118" office:value-type="float" office:value="206" calcext:value-type="float">
            <text:p><text:s text:c="3"/>206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16" calcext:value-type="float">
            <text:p><text:s text:c="3"/>216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9]+[.E59]+[.F59]" office:value-type="float" office:value="139" calcext:value-type="float">
            <text:p><text:s text:c="3"/>139</text:p>
          </table:table-cell>
          <table:table-cell table:style-name="ce71" office:value-type="float" office:value="120" calcext:value-type="float">
            <text:p><text:s text:c="3"/>120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9" calcext:value-type="float">
            <text:p><text:s text:c="3"/>12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0]+[.E60]+[.F60]" office:value-type="float" office:value="94" calcext:value-type="float">
            <text:p><text:s text:c="3"/>94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1]+[.E61]+[.F61]" office:value-type="float" office:value="60" calcext:value-type="float">
            <text:p><text:s text:c="3"/>60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2]+[.E62]+[.F62]" office:value-type="float" office:value="30" calcext:value-type="float">
            <text:p><text:s text:c="3"/>30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3]+[.E63]+[.F63]" office:value-type="float" office:value="30" calcext:value-type="float">
            <text:p><text:s text:c="3"/>30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64]+[.E64]+[.F64]" office:value-type="float" office:value="216" calcext:value-type="float">
            <text:p><text:s text:c="3"/>216</text:p>
          </table:table-cell>
          <table:table-cell table:style-name="ce118" office:value-type="float" office:value="203" calcext:value-type="float">
            <text:p><text:s text:c="3"/>20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96" calcext:value-type="float">
            <text:p><text:s text:c="3"/>196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5]+[.E65]+[.F65]" office:value-type="float" office:value="108" calcext:value-type="float">
            <text:p><text:s text:c="3"/>108</text:p>
          </table:table-cell>
          <table:table-cell table:style-name="ce71" office:value-type="float" office:value="102" calcext:value-type="float">
            <text:p><text:s text:c="3"/>10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98" calcext:value-type="float">
            <text:p><text:s text:c="3"/>98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66]+[.E66]+[.F66]" office:value-type="float" office:value="108" calcext:value-type="float">
            <text:p><text:s text:c="3"/>108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98" calcext:value-type="float">
            <text:p><text:s text:c="3"/>98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7]+[.E67]+[.F67]" office:value-type="float" office:value="440" calcext:value-type="float">
            <text:p><text:s text:c="3"/>440</text:p>
          </table:table-cell>
          <table:table-cell table:style-name="ce118" office:value-type="float" office:value="430" calcext:value-type="float">
            <text:p><text:s text:c="3"/>430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417" calcext:value-type="float">
            <text:p><text:s text:c="3"/>417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8]+[.E68]+[.F68]" office:value-type="float" office:value="261" calcext:value-type="float">
            <text:p><text:s text:c="3"/>261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47" calcext:value-type="float">
            <text:p><text:s text:c="3"/>247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9]+[.E69]+[.F69]" office:value-type="float" office:value="179" calcext:value-type="float">
            <text:p><text:s text:c="3"/>179</text:p>
          </table:table-cell>
          <table:table-cell table:style-name="ce72" office:value-type="float" office:value="176" calcext:value-type="float">
            <text:p><text:s text:c="3"/>17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70" calcext:value-type="float">
            <text:p><text:s text:c="3"/>17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0]+[.E70]+[.F70]" office:value-type="float" office:value="670" calcext:value-type="float">
            <text:p><text:s text:c="3"/>670</text:p>
          </table:table-cell>
          <table:table-cell table:style-name="ce118" office:value-type="float" office:value="641" calcext:value-type="float">
            <text:p><text:s text:c="3"/>641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24" calcext:value-type="float">
            <text:p><text:s text:c="3"/>624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1]+[.E71]+[.F71]" office:value-type="float" office:value="351" calcext:value-type="float">
            <text:p><text:s text:c="3"/>351</text:p>
          </table:table-cell>
          <table:table-cell table:style-name="ce71" office:value-type="float" office:value="340" calcext:value-type="float">
            <text:p><text:s text:c="3"/>34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24" calcext:value-type="float">
            <text:p><text:s text:c="3"/>324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2]+[.E72]+[.F72]" office:value-type="float" office:value="319" calcext:value-type="float">
            <text:p><text:s text:c="3"/>319</text:p>
          </table:table-cell>
          <table:table-cell table:style-name="ce72" office:value-type="float" office:value="301" calcext:value-type="float">
            <text:p><text:s text:c="3"/>301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00" calcext:value-type="float">
            <text:p><text:s text:c="3"/>30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3]+[.E73]+[.F73]" office:value-type="float" office:value="158" calcext:value-type="float">
            <text:p><text:s text:c="3"/>158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4]+[.E74]+[.F74]" office:value-type="float" office:value="83" calcext:value-type="float">
            <text:p><text:s text:c="3"/>83</text:p>
          </table:table-cell>
          <table:table-cell table:style-name="ce71" office:value-type="float" office:value="80" calcext:value-type="float">
            <text:p><text:s text:c="3"/>8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5]+[.E75]+[.F75]" office:value-type="float" office:value="75" calcext:value-type="float">
            <text:p><text:s text:c="3"/>75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6]+[.E76]+[.F76]" office:value-type="float" office:value="474" calcext:value-type="float">
            <text:p><text:s text:c="3"/>474</text:p>
          </table:table-cell>
          <table:table-cell table:style-name="ce118" office:value-type="float" office:value="456" calcext:value-type="float">
            <text:p><text:s text:c="3"/>456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44" calcext:value-type="float">
            <text:p><text:s text:c="3"/>444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7]+[.E77]+[.F77]" office:value-type="float" office:value="234" calcext:value-type="float">
            <text:p><text:s text:c="3"/>234</text:p>
          </table:table-cell>
          <table:table-cell table:style-name="ce71" office:value-type="float" office:value="224" calcext:value-type="float">
            <text:p><text:s text:c="3"/>224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8]+[.E78]+[.F78]" office:value-type="float" office:value="240" calcext:value-type="float">
            <text:p><text:s text:c="3"/>240</text:p>
          </table:table-cell>
          <table:table-cell table:style-name="ce72" office:value-type="float" office:value="232" calcext:value-type="float">
            <text:p><text:s text:c="3"/>232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24" calcext:value-type="float">
            <text:p><text:s text:c="3"/>224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643" calcext:value-type="float">
            <text:p><text:s text:c="3"/>1,643</text:p>
          </table:table-cell>
          <table:table-cell table:style-name="ce63" office:value-type="float" office:value="1592" calcext:value-type="float">
            <text:p><text:s text:c="3"/>1,592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524" calcext:value-type="float">
            <text:p><text:s text:c="3"/>1,524</text:p>
          </table:table-cell>
          <table:table-cell table:style-name="ce63" office:value-type="float" office:value="72" calcext:value-type="float">
            <text:p><text:s text:c="3"/>72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0]+[.E80]+[.F80]" office:value-type="float" office:value="860" calcext:value-type="float">
            <text:p><text:s text:c="3"/>860</text:p>
          </table:table-cell>
          <table:table-cell table:style-name="ce116" office:value-type="float" office:value="835" calcext:value-type="float">
            <text:p><text:s text:c="3"/>835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style-name="ce123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7" table:formula="of:=[.D81]+[.E81]+[.F81]" office:value-type="float" office:value="783" calcext:value-type="float">
            <text:p><text:s text:c="3"/>783</text:p>
          </table:table-cell>
          <table:table-cell table:style-name="ce117" office:value-type="float" office:value="757" calcext:value-type="float">
            <text:p><text:s text:c="3"/>757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17" office:value-type="float" office:value="0" calcext:value-type="float">
            <text:p>—</text:p>
          </table:table-cell>
          <table:table-cell table:style-name="ce49" office:value-type="float" office:value="734" calcext:value-type="float">
            <text:p><text:s text:c="3"/>734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34" calcext:value-type="float">
            <text:p><text:s text:c="3"/>934</text:p>
          </table:table-cell>
          <table:table-cell table:style-name="ce63" office:value-type="float" office:value="897" calcext:value-type="float">
            <text:p><text:s text:c="3"/>897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852" calcext:value-type="float">
            <text:p><text:s text:c="3"/>852</text:p>
          </table:table-cell>
          <table:table-cell table:style-name="ce63" office:value-type="float" office:value="51" calcext:value-type="float">
            <text:p><text:s text:c="3"/>51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3]+[.E83]+[.F83]" office:value-type="float" office:value="499" calcext:value-type="float">
            <text:p><text:s text:c="3"/>499</text:p>
          </table:table-cell>
          <table:table-cell table:style-name="ce116" office:value-type="float" office:value="481" calcext:value-type="float">
            <text:p><text:s text:c="3"/>481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48" office:value-type="float" office:value="452" calcext:value-type="float">
            <text:p><text:s text:c="3"/>452</text:p>
          </table:table-cell>
          <table:table-cell table:style-name="ce116" office:value-type="float" office:value="30" calcext:value-type="float">
            <text:p><text:s text:c="3"/>30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7" table:formula="of:=[.D84]+[.E84]+[.F84]" office:value-type="float" office:value="435" calcext:value-type="float">
            <text:p><text:s text:c="3"/>435</text:p>
          </table:table-cell>
          <table:table-cell table:style-name="ce117" office:value-type="float" office:value="416" calcext:value-type="float">
            <text:p><text:s text:c="3"/>416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76" calcext:value-type="float">
            <text:p><text:s text:c="3"/>76</text:p>
          </table:table-cell>
          <table:table-cell table:style-name="ce63" office:value-type="float" office:value="75" calcext:value-type="float">
            <text:p><text:s text:c="3"/>7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6]+[.E86]+[.F86]" office:value-type="float" office:value="27" calcext:value-type="float">
            <text:p><text:s text:c="3"/>27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117" table:formula="of:=[.D87]+[.E87]+[.F87]" office:value-type="float" office:value="49" calcext:value-type="float">
            <text:p><text:s text:c="3"/>49</text:p>
          </table:table-cell>
          <table:table-cell table:style-name="ce117" office:value-type="float" office:value="49" calcext:value-type="float">
            <text:p><text:s text:c="3"/>49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88]+[.E88]+[.F88]" office:value-type="float" office:value="66" calcext:value-type="float">
            <text:p><text:s text:c="3"/>66</text:p>
          </table:table-cell>
          <table:table-cell table:style-name="ce118" office:value-type="float" office:value="65" calcext:value-type="float">
            <text:p><text:s text:c="3"/>6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1" calcext:value-type="float">
            <text:p><text:s text:c="3"/>51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89]+[.E89]+[.F89]" office:value-type="float" office:value="22" calcext:value-type="float">
            <text:p><text:s text:c="3"/>22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0]+[.E90]+[.F90]" office:value-type="float" office:value="44" calcext:value-type="float">
            <text:p><text:s text:c="3"/>44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91]+[.E91]+[.F91]" office:value-type="float" office:value="10" calcext:value-type="float">
            <text:p><text:s text:c="3"/>10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92]+[.E92]+[.F92]" office:value-type="float" office:value="5" calcext:value-type="float">
            <text:p><text:s text:c="3"/>5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3]+[.E93]+[.F93]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0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5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5"/>
          <table:table-cell table:number-columns-repeated="1015"/>
        </table:table-row>
        <table:table-row table:style-name="ro9">
          <table:table-cell table:number-columns-repeated="2"/>
          <table:table-cell table:style-name="ce119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12:50</meta:creation-date>
    <dc:creator>MOI</dc:creator>
    <dc:date>2008-05-06T14:13:34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